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table:formula="of:=IF([.A29]&lt;&gt;&quot;&quot;;[.A29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0]&lt;&gt;&quot;&quot;;[.A30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1]&lt;&gt;&quot;&quot;;[.A31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5:21:32.975423162</dc:date>
    <meta:editing-duration>P3DT8H26M42S</meta:editing-duration>
    <meta:generator>LibreOffice/4.1.3.2$Linux_X86_64 LibreOffice_project/410m0$Build-2</meta:generator>
    <meta:editing-cycles>142</meta:editing-cycles>
    <meta:document-statistic meta:table-count="2" meta:cell-count="686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